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text-properties fo:font-size="32pt" style:font-size-asian="44pt" style:font-size-complex="44pt"/>
    </style:style>
    <style:style style:name="P6" style:family="paragraph">
      <style:text-properties fo:font-size="28pt" style:font-size-asian="40pt" style:font-size-complex="40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text-properties fo:font-size="18pt" style:font-size-asian="24pt" style:font-size-complex="24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ize="24pt" fo:font-style="italic" style:font-size-asian="32pt" style:font-style-asian="italic" style:font-size-complex="32pt" style:font-style-complex="italic"/>
    </style:style>
    <style:style style:name="T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style:text-position="33% 58%" fo:font-size="24pt" style:font-size-asian="32pt" style:font-size-complex="32pt"/>
    </style:style>
    <style:style style:name="T5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size="26pt" style:font-size-asian="36pt" style:font-size-complex="36pt"/>
    </style:style>
    <style:style style:name="T7" style:family="text">
      <style:text-properties style:font-name="Segoe UI3" fo:font-size="26pt" style:font-name-asian="Segoe UI3" style:font-size-asian="36pt" style:font-name-complex="Segoe UI3" style:font-size-complex="36pt"/>
    </style:style>
    <style:style style:name="T8" style:family="text">
      <style:text-properties style:font-name="Segoe UI2" fo:font-size="26pt" style:font-name-asian="Segoe UI3" style:font-size-asian="36pt" style:font-name-complex="Segoe UI3" style:font-size-complex="36pt"/>
    </style:style>
    <style:style style:name="T9" style:family="text">
      <style:text-properties style:font-name="Segoe UI2" fo:font-size="26pt" fo:font-style="italic" fo:font-weight="bold" style:font-name-asian="Segoe UI3" style:font-size-asian="36pt" style:font-style-asian="italic" style:font-weight-asian="bold" style:font-name-complex="Segoe UI3" style:font-size-complex="36pt" style:font-style-complex="italic" style:font-weight-complex="bold"/>
    </style:style>
    <style:style style:name="T10" style:family="text">
      <style:text-properties style:text-position="33% 58%" style:font-name="Segoe UI2" fo:font-size="26pt" style:font-name-asian="Segoe UI3" style:font-size-asian="36pt" style:font-name-complex="Segoe UI3" style:font-size-complex="3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alibri3" style:font-name-asian="Calibri3" style:font-name-complex="Calibri3"/>
    </style:style>
    <style:style style:name="T13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text-position="33% 58%" style:font-name="Calibri2" style:font-name-asian="Calibri3" style:font-name-complex="Calibri3"/>
    </style:style>
    <style:style style:name="T17" style:family="text">
      <style:text-properties style:font-name="Segoe UI2" fo:font-size="24pt" style:font-name-asian="Segoe UI3" style:font-size-asian="32pt" style:font-name-complex="Segoe UI3" style:font-size-complex="32pt"/>
    </style:style>
    <style:style style:name="T18" style:family="text">
      <style:text-properties style:font-name="Segoe UI3" fo:font-size="24pt" style:font-name-asian="Segoe UI3" style:font-size-asian="32pt" style:font-name-complex="Segoe UI3" style:font-size-complex="32pt"/>
    </style:style>
    <style:style style:name="T19" style:family="text">
      <style:text-properties style:text-position="-33% 58%" style:font-name="Segoe UI3" fo:font-size="24pt" fo:font-style="italic" style:font-name-asian="Segoe UI3" style:font-size-asian="32pt" style:font-style-asian="italic" style:font-name-complex="Segoe UI3" style:font-size-complex="32pt" style:font-style-complex="italic"/>
    </style:style>
    <style:style style:name="T20" style:family="text">
      <style:text-properties style:font-name="Segoe UI2" fo:font-size="24pt" fo:font-style="italic" fo:font-weight="bold" style:font-name-asian="Segoe UI3" style:font-size-asian="32pt" style:font-style-asian="italic" style:font-weight-asian="bold" style:font-name-complex="Segoe UI3" style:font-size-complex="32pt" style:font-style-complex="italic" style:font-weight-complex="bold"/>
    </style:style>
    <style:style style:name="T21" style:family="text">
      <style:text-properties style:text-position="33% 58%" style:font-name="Segoe UI2" fo:font-size="24pt" style:font-name-asian="Segoe UI3" style:font-size-asian="32pt" style:font-name-complex="Segoe UI3" style:font-size-complex="3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32pt" style:font-size-asian="44pt" style:font-size-complex="44pt"/>
    </style:style>
    <style:style style:name="T25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26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27" style:family="text">
      <style:text-properties fo:font-size="32pt" fo:font-style="italic" style:font-size-asian="44pt" style:font-style-asian="italic" style:font-size-complex="44pt" style:font-style-complex="italic"/>
    </style:style>
    <style:style style:name="T28" style:family="text">
      <style:text-properties style:text-position="-33% 58%" fo:font-style="italic" style:font-style-asian="italic" style:font-style-complex="italic"/>
    </style:style>
    <style:style style:name="T29" style:family="text">
      <style:text-properties fo:font-size="28pt" style:font-size-asian="40pt" style:font-size-complex="40pt"/>
    </style:style>
    <style:style style:name="T30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33% 58%" fo:font-size="28pt" style:font-size-asian="40pt" style:font-size-complex="40pt"/>
    </style:style>
    <style:style style:name="T34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5" style:family="text">
      <style:text-properties fo:font-size="22pt" style:font-size-asian="28pt" style:font-size-complex="28pt"/>
    </style:style>
    <style:style style:name="T36" style:family="text">
      <style:text-properties fo:font-size="22pt" fo:font-style="italic" style:font-size-asian="28pt" style:font-style-asian="italic" style:font-size-complex="28pt" style:font-style-complex="italic"/>
    </style:style>
    <style:style style:name="T37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38" style:family="text">
      <style:text-properties fo:font-size="18pt" style:font-size-asian="24pt" style:font-size-complex="24pt"/>
    </style:style>
    <style:style style:name="T39" style:family="text">
      <style:text-properties fo:font-size="18pt" fo:font-style="italic" style:font-size-asian="24pt" style:font-style-asian="italic" style:font-size-complex="24pt" style:font-style-complex="italic"/>
    </style:style>
    <style:style style:name="T40" style:family="text">
      <style:text-properties fo:font-size="24pt" fo:font-style="normal" style:font-size-asian="32pt" style:font-style-asian="normal" style:font-size-complex="32pt" style:font-style-complex="normal"/>
    </style:style>
    <style:style style:name="T41" style:family="text">
      <style:text-properties style:text-position="-33% 58%" fo:font-size="28pt" style:font-size-asian="40pt" style:font-size-complex="40pt"/>
    </style:style>
    <style:style style:name="T42" style:family="text">
      <style:text-properties fo:font-size="2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3" style:family="text">
      <style:text-properties style:text-position="-33% 58%" fo:font-size="26pt" style:font-size-asian="36pt" style:font-size-complex="36pt"/>
    </style:style>
    <style:style style:name="T44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5" style:family="text">
      <style:text-properties style:text-position="33% 58%" fo:font-size="26pt" style:font-size-asian="36pt" style:font-size-complex="36pt"/>
    </style:style>
    <style:style style:name="T46" style:family="text">
      <style:text-properties fo:font-size="26pt" fo:font-style="italic" style:font-size-asian="36pt" style:font-style-asian="italic" style:font-size-complex="36pt" style:font-style-complex="italic"/>
    </style:style>
    <style:style style:name="T47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0% 100%" fo:font-size="26pt" fo:font-style="normal" style:font-size-asian="36pt" style:font-style-asian="normal" style:font-size-complex="3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55cm" svg:x="1.4cm" svg:y="0.811cm" presentation:class="title" presentation:user-transformed="true">
          <draw:text-box>
            <text:p><text:span text:style-name="T1">Was ist die physikalische Ursache dafür, dass im Falle eines Zentralpotentials der Hamilton-Operator </text:span><text:span text:style-name="T2">H</text:span><text:span text:style-name="T1"> mit </text:span><text:span text:style-name="T3">L</text:span><text:span text:style-name="T4">2</text:span><text:span text:style-name="T1"> und </text:span><text:span text:style-name="T2">L</text:span><text:span text:style-name="T5">z</text:span><text:span text:style-name="T1"> vertausch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Betrag und die Richtung des Bahndrehimpulses bleibt unter dem Einfluss von Zentralkräften konstant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6">Wie lautet der Laplace-Operator </text:span><text:span text:style-name="T7">Δ</text:span><text:span text:style-name="T8"> in Kugelkoordinaten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4.232cm" svg:height="5.705cm" svg:x="6.883cm" svg:y="7.947cm">
          <text:p/>
          <draw:object xlink:href="../Laplace-Operator%20in%20Kugelkoordinat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8">Wie hängt</text:span><text:span text:style-name="T6"> der Laplace-Operator </text:span><text:span text:style-name="T7">Δ</text:span><text:span text:style-name="T8"> in Kugelkoordinaten mit dem Bahndrehimpulsquadrat </text:span><text:span text:style-name="T9">L</text:span><text:span text:style-name="T10">2</text:span><text:span text:style-name="T8"> (in Kugelkoord.) zusammen?</text:span>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Vergleicht man <text:span text:style-name="T11">den Winkelanteil</text:span> <text:span text:style-name="T12">Δ</text:span><text:span text:style-name="T13">θφ</text:span><text:span text:style-name="T14"> des Laplace-Operators mit der Struktur von </text:span><text:span text:style-name="T15">L</text:span><text:span text:style-name="T16">2</text:span><text:span text:style-name="T14"> in Kugelkoordinaten erkennt man die Ähnlichkeit: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3" draw:layer="layout" svg:width="16.763cm" svg:height="2.744cm" svg:x="5.618cm" svg:y="11.527cm">
          <text:p/>
          <draw:object xlink:href="../Bahndrehimpulsquadrat%20in%20Kugelkoordinaten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4.743cm" svg:height="4.757cm" svg:x="4.728cm" svg:y="14.621cm">
          <text:p/>
          <draw:object xlink:href="../Winkelanteil%20des%20Laplace-Operators%20in%20Kugelkoordinat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506cm" svg:x="1.4cm" svg:y="0.839cm" presentation:class="title" presentation:user-transformed="true">
          <draw:text-box>
            <text:p text:style-name="P1"><text:span text:style-name="T17">Wofür kann die Ähnlichkeit zwischen Winkelanteil des Laplace-Operators </text:span><text:span text:style-name="T18">Δ</text:span><text:span text:style-name="T19">ϑ</text:span><text:span text:style-name="T19">φ</text:span><text:span text:style-name="T17"> und Drehimpulsquadrat </text:span><text:span text:style-name="T20">L</text:span><text:span text:style-name="T21">2</text:span><text:span text:style-name="T17"> genutzt werden</text:span><text:span text:style-name="T17">?</text:span></text:p>
          </draw:text-box>
        </draw:frame>
        <draw:frame presentation:style-name="pr5" draw:layer="layout" svg:width="25.199cm" svg:height="12.396cm" svg:x="1.4cm" svg:y="4.806cm" presentation:class="subtitle" presentation:user-transformed="true">
          <draw:text-box>
            <text:p>In einem Zentralpotential lässt sich die Kinetische Energie eines Teilches in einen Radial- und einen Winkelanteil auflösen. Durch diesen Separationsansatz wird die Schrödingergleichung überhaupt erst lösbar, da die Energie des Teilchens nun nur noch von einer eindimensionalen Variablen (Abstand <text:span text:style-name="T22">r</text:span> = |<text:span text:style-name="T23">r</text:span>| vom Kraftzentrum) abhängt. Setzt man nun das Drehimpulsquadrat in den Laplace-Operator ein um den Winkelanteil zu ersetzen, so erhält man folgenden Ausdruck:</text:p>
            <text:p/>
            <text:p/>
            <text:p text:style-name="P4">Dadurch findet die Separation der Energieanteile automatisch statt:</text:p>
            <text:p text:style-name="P4"/>
          </draw:text-box>
        </draw:frame>
        <draw:frame draw:style-name="gr2" draw:text-style-name="P3" draw:layer="layout" svg:width="11.41cm" svg:height="2.743cm" svg:x="8.294cm" svg:y="11.828cm">
          <text:p/>
          <draw:object xlink:href="../Laplace-Operator%20in%20Kugelkoordinanten%20nach%20Ersetzung%20des%20Winkelanteils%20durch%20das%20Bahndrehimpulsquadrat%20in%20Kugelkoord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7.34cm" svg:height="5cm" svg:x="10.656cm" svg:y="15.575cm">
          <text:p/>
          <draw:object xlink:href="../Zerlegung%20der%20kinetischen%20Energie%20in%20Radial-%20und%20Winkelantei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4">Wie ist der Radialimpuls </text:span><text:span text:style-name="T25">p</text:span><text:span text:style-name="T26">r</text:span><text:span text:style-name="T24"> in der Quantenmechanik definier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24">Welche Gestalt nimmt der Radialimpuls </text:span><text:span text:style-name="T27">p</text:span><text:span text:style-name="T26">r</text:span><text:span text:style-name="T24"> in der Ortsdarstellung a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ist <text:span text:style-name="T22">p</text:span><text:span text:style-name="T28">r</text:span> hermitesch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<text:span text:style-name="T22">p</text:span><text:span text:style-name="T28">r</text:span> im strengen Sinne keine Observabl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text-style-name="P6" draw:layer="layout" svg:width="25.199cm" svg:height="3.506cm" svg:x="1.4cm" svg:y="0.836cm" presentation:class="title" presentation:user-transformed="true">
          <draw:text-box>
            <text:p><text:span text:style-name="T29">Welcher Zusammenhang besteht zwischen Teilchenimpuls </text:span><text:span text:style-name="T30">p</text:span><text:span text:style-name="T29">, Radialimpuls </text:span><text:span text:style-name="T31">p</text:span><text:span text:style-name="T32">r</text:span><text:span text:style-name="T29"> und Bahndrehimpulsquadrat </text:span><text:span text:style-name="T30">L</text:span><text:span text:style-name="T33">2</text:span><text:span text:style-name="T29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5" draw:layer="layout" svg:width="25.199cm" svg:height="4.51cm" svg:x="1.4cm" svg:y="0.335cm" presentation:class="title" presentation:user-transformed="true">
          <draw:text-box>
            <text:p><text:span text:style-name="T24">Welcher Separationsansatz empfiehlt sich für die Wellenfunktion </text:span><text:span text:style-name="T27">ψ</text:span><text:span text:style-name="T24">(</text:span><text:span text:style-name="T34">r</text:span><text:span text:style-name="T24">) eines Teilchens im Zentral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Rad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Bezüglich welcher Quantenzahl sind die Energien eines Teilchens in einem beliebigen Zentralfeld auf jeden Fall entart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Zentrifugalbarrier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otentielle Energie eines Elektrons in einem wasserstoffähnlichen 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truktur hat die Radialgleichung für das Elektron imWasserstoffato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Ansatz empfiehlt sich für die Lösungsfunktion der Rad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Erläutere am Beispiel des H-Atoms die Idee der Sommerfeld’schen Polynommethode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diskreten Energieniveaus stehen dem Elektron im H-Atom zur Verfüg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24">Wie hoch sind die diskreten Energieniveaus des Elektrons im H-Atom entart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9">Wie berechnet sich der Entartungsgrad der diskreten Energieniveaus des Elektrons im H-Atom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2" draw:layer="layout" svg:width="25.199cm" svg:height="3.506cm" svg:x="1.4cm" svg:y="0.836cm" presentation:class="title" presentation:user-transformed="true">
          <draw:text-box>
            <text:p><text:span text:style-name="T6">Welche Grundzustandsenergie besitzt das Elektron im Wasserstoffatom? Nenne den ungefähren Zahlenwert in eV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uptquantenzahl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Nebenquantenzahl annehm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zufällige Entart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Erläutere am H-Atom den Begriff Elektronenschale.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<text:span text:style-name="T22">L</text:span>-Schale und was ein <text:span text:style-name="T22">d</text:span>-Orbit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erklärt sich das Ritz’sche Kombinationsprinzip am Beispiel des Wasserstoffatom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Funktionstyp bestimmt den Radialanteil der gebundenen Zustände im Coulomb-Potenti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24">Wie viele Nullstellen besitzt die Radialfunktion </text:span><text:span text:style-name="T27">R</text:span><text:span text:style-name="T26">nl</text:span><text:span text:style-name="T24">(</text:span><text:span text:style-name="T27">r</text:span><text:span text:style-name="T24">) im Coulomb-Potential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22">R</text:span><text:span text:style-name="T28">nl</text:span>(<text:span text:style-name="T22">r</text:span>) sind für <text:span text:style-name="T22">r</text:span> = 0 von Null verschie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versteht man unter radialer Aufenthaltswahrscheinlichkei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notenflä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o liegt das Maximum der radialen Aufenthaltswahrscheinlichkeit des Elektrons im Wasserstoffatom für den Grundzustand (</text:span><text:span text:style-name="T2">n</text:span><text:span text:style-name="T1"> = 1, </text:span><text:span text:style-name="T2">l</text:span><text:span text:style-name="T1"> = 0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verschiebt sich das Maximum der radialen Aufenthaltswahrscheinlichkeitsdichte mit wachsender Hauptquantenzahl bei maximaler Nebenquantenzahl </text:span><text:span text:style-name="T2">l</text:span><text:span text:style-name="T1"> = </text:span><text:span text:style-name="T2">n</text:span><text:span text:style-name="T1"> − 1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text-style-name="P7" draw:layer="layout" svg:width="25.199cm" svg:height="3.506cm" svg:x="1.4cm" svg:y="0.833cm" presentation:class="title" presentation:user-transformed="true">
          <draw:text-box>
            <text:p><text:span text:style-name="T35">Wie verhalten sich die Bahnradien ⟨</text:span><text:span text:style-name="T36">r</text:span><text:span text:style-name="T35">⟩</text:span><text:span text:style-name="T37">nl</text:span><text:span text:style-name="T35"> in den gebundenen Zuständen des Coulomb-Potentials als Funktion der Hauptquantenzahl </text:span><text:span text:style-name="T36">n</text:span><text:span text:style-name="T35"> und der Kernladungszahl </text:span><text:span text:style-name="T36">Z</text:span><text:span text:style-name="T35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8" draw:layer="layout" svg:width="25.199cm" svg:height="3.506cm" svg:x="1.4cm" svg:y="0.83cm" presentation:class="title" presentation:user-transformed="true">
          <draw:text-box>
            <text:p><text:span text:style-name="T38">In welchem Sinne erfüllt die quantenmechanische Behandlung der Elektronenbewegung im Coulomb-Potential die Korrespondenzregel, nach der für große Quantenzahlen </text:span><text:span text:style-name="T39">n</text:span><text:span text:style-name="T38"> der klassische Bahnbegriff näherungsweise gültig sein soll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2" draw:layer="layout" svg:width="25.199cm" svg:height="3.506cm" svg:x="1.4cm" svg:y="0.835cm" presentation:class="title" presentation:user-transformed="true">
          <draw:text-box>
            <text:p><text:span text:style-name="T6">Wie lautet für das Coulomb-Potential das quantenmechanische Analogon zum klassischen Virialsatz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onstruiert man ein Polardiagram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elche spezielle Symmetrie sind <text:span text:style-name="T22">s</text:span>-Zustände ausgezeichn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>
          <draw:text-box>
            <text:p><text:span text:style-name="T24">Welche Winkelverteilung zeichnet </text:span><text:span text:style-name="T27">p</text:span><text:span text:style-name="T24">-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Warum ist das Wasserstoffproblem eigentlich ein Zwei-Teilchen-Problem? Wie lässt es sich auf ein effektives Ein-Teilchen-Problem reduzie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unterscheiden sich die Lösungen des Wasserstoffproblems, wenn man zum einen den Kern als ruhend ansieht und zum anderen seine Bewegung mitberücksichtig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zur Relativkoordinate <text:span text:style-name="T23">r</text:span> gehörige kanonisch konjugierte Impuls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bewegt sich der Schwerpunkt des Wasserstoffatoms, wenn als einzige Kraft die Coulomb-Anziehung zwischen Proton und Elektron wirk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6" draw:layer="layout" svg:width="25.199cm" svg:height="3.506cm" svg:x="1.4cm" svg:y="0.835cm" presentation:class="title" presentation:user-transformed="true">
          <draw:text-box>
            <text:p><text:span text:style-name="T29">Für welchen Typ von Kräften kann der sphärisch symmetrische Potentialtopf als einfaches Modell die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truktur hat die Bessel’sche Differentialgleich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speziellen Funktionensätze lösen die Bessel’sche Differentialgleich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5.199cm" svg:height="3.555cm" svg:x="1.4cm" svg:y="0.81cm" presentation:class="title" presentation:user-transformed="true">
          <draw:text-box>
            <text:p><text:span text:style-name="T1">Wie verhalten sich die sphärischen Bessel- bzw. Neumann-Funktionen (</text:span><text:span text:style-name="T2">j</text:span><text:span text:style-name="T5">l</text:span><text:span text:style-name="T1">(</text:span><text:span text:style-name="T2">z</text:span><text:span text:style-name="T1">), </text:span><text:span text:style-name="T2">n</text:span><text:span text:style-name="T5">l</text:span><text:span text:style-name="T1">(</text:span><text:span text:style-name="T2">z</text:span><text:span text:style-name="T1">)) in der Nähe des Koordinatenursprungs </text:span><text:span text:style-name="T2">z</text:span><text:span text:style-name="T40"> </text:span><text:span text:style-name="T1">= 0? Welchen asymptotischen Verlauf zeigen sie für </text:span><text:span text:style-name="T2">z</text:span><text:span text:style-name="T40"> </text:span><text:span text:style-name="T1">→ ∞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1" draw:layer="layout" svg:width="25.199cm" svg:height="3.506cm" svg:x="1.4cm" svg:y="0.834cm" presentation:class="title" presentation:user-transformed="true">
          <draw:text-box>
            <text:p><text:span text:style-name="T1">Welcher Zusammenhang besteht zwischen den Hankel-Funktionen erster und zweiter Art und den sphärischen Bessel- und Neumann-Funktio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Hankel-Funktionen für große <text:span text:style-name="T22">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Warum muss sich die Radialfunktion eines gebundenen Zustands innerhalb des kugelsymmetrischen Potentialtopfs wie eine sphärische Bessel-Funktion verhalt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5">Warum stimmt die Energiebedingung für gebundene </text:span><text:span text:style-name="T36">s</text:span><text:span text:style-name="T35">-Zustände (</text:span><text:span text:style-name="T36">l</text:span><text:span text:style-name="T35"> = 0) im kugelsymmetrischen Potentialtopf mit der für die antisymmetrischen Eigenfunktionen des eindimensionalen Potentialtopfes über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6" draw:layer="layout" svg:width="25.199cm" svg:height="3.506cm" svg:x="1.4cm" svg:y="0.838cm" presentation:class="title" presentation:user-transformed="true">
          <draw:text-box>
            <text:p><text:span text:style-name="T29">Sind für beliebige Tiefen </text:span><text:span text:style-name="T31">V</text:span><text:span text:style-name="T41">0</text:span><text:span text:style-name="T29"> des kugelsymmetrischen Potentialtopfs gebundene Zustände mög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Wie wirkt sich die Anwesenheit des Potentialtopfes asymptotisch auf die Radialfunktion der Kontinuumzustände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1" draw:layer="layout" svg:width="25.199cm" svg:height="3.506cm" svg:x="1.4cm" svg:y="0.833cm" presentation:class="title" presentation:user-transformed="true">
          <draw:text-box>
            <text:p><text:span text:style-name="T1">In welcher Weise lassen sich die allgemeinen Resultate für Zentralpotentialprobleme auf das nicht-wechselwirkende (freie) Teilchen übertr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istiert die Zentrifugalbarriere auch für das frei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2" draw:layer="layout" svg:width="25.199cm" svg:height="3.506cm" svg:x="1.4cm" svg:y="0.837cm" presentation:class="title" presentation:user-transformed="true">
          <draw:text-box>
            <text:p><text:span text:style-name="T6">Welche Struktur haben die gemeinsamen Eigenfunktionen der Operatoren </text:span><text:span text:style-name="T42">H</text:span><text:span text:style-name="T43">0</text:span><text:span text:style-name="T6">, </text:span><text:span text:style-name="T44">L</text:span><text:span text:style-name="T45">2</text:span><text:span text:style-name="T6"> und </text:span><text:span text:style-name="T46">L</text:span><text:span text:style-name="T47">z</text:span><text:span text:style-name="T48"> für das freie Teilchen</text:span><text:span text:style-name="T6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10-14T07:07:24.761000000</dc:date>
    <meta:document-statistic meta:object-count="294"/>
  </office:meta>
</office:document-meta>
</file>